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 style:data-style-name="N129"/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 style:data-style-name="N129">
      <style:table-cell-properties fo:border-bottom="0.74pt solid #000000" fo:border-left="0.74pt solid #000000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order-left="none" fo:border-right="0.74pt solid #000000" fo:border-top="none"/>
    </style:style>
    <style:style style:name="ce42" style:family="table-cell" style:parent-style-name="Default" style:data-style-name="N129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1"/>
        <table:table-column table:style-name="co1" table:number-columns-repeated="6" table:default-cell-style-name="Default"/>
        <table:table-column table:style-name="co1" table:default-cell-style-name="ce39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HI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number-columns-repeated="6" table:style-name="ce35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8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RAC_E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FR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WF_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WF_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0" calcext:value-type="float">
            <text:p>50</text:p>
          </table:table-cell>
          <table:table-cell office:value-type="float" office:value="55.3123" calcext:value-type="float">
            <text:p>55.3123</text:p>
          </table:table-cell>
          <table:table-cell office:value-type="float" office:value="48.749" calcext:value-type="float">
            <text:p>48.749</text:p>
          </table:table-cell>
          <table:table-cell office:value-type="float" office:value="49.624" calcext:value-type="float">
            <text:p>49.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.3124" calcext:value-type="float">
            <text:p>50.3124</text:p>
          </table:table-cell>
          <table:table-cell office:value-type="float" office:value="50.625" calcext:value-type="float">
            <text:p>50.625</text:p>
          </table:table-cell>
          <table:table-cell office:value-type="float" office:value="50.9374" calcext:value-type="float">
            <text:p>50.9374</text:p>
          </table:table-cell>
          <table:table-cell office:value-type="float" office:value="51.25" calcext:value-type="float">
            <text:p>51.25</text:p>
          </table:table-cell>
          <table:table-cell office:value-type="float" office:value="51.5624" calcext:value-type="float">
            <text:p>51.5624</text:p>
          </table:table-cell>
          <table:table-cell office:value-type="float" office:value="51.8749" calcext:value-type="float">
            <text:p>51.8749</text:p>
          </table:table-cell>
          <table:table-cell office:value-type="float" office:value="52.1874" calcext:value-type="float">
            <text:p>52.1874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2.8124" calcext:value-type="float">
            <text:p>52.8124</text:p>
          </table:table-cell>
          <table:table-cell office:value-type="float" office:value="53.1248" calcext:value-type="float">
            <text:p>53.1248</text:p>
          </table:table-cell>
          <table:table-cell office:value-type="float" office:value="53.437" calcext:value-type="float">
            <text:p>53.437</text:p>
          </table:table-cell>
          <table:table-cell office:value-type="float" office:value="53.749" calcext:value-type="float">
            <text:p>53.749</text:p>
          </table:table-cell>
          <table:table-cell office:value-type="float" office:value="54.0622" calcext:value-type="float">
            <text:p>54.0622</text:p>
          </table:table-cell>
          <table:table-cell office:value-type="float" office:value="54.3747" calcext:value-type="float">
            <text:p>54.3747</text:p>
          </table:table-cell>
          <table:table-cell office:value-type="float" office:value="54.6872" calcext:value-type="float">
            <text:p>54.687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.1248" calcext:value-type="float">
            <text:p>53.124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2.5" calcext:value-type="float">
            <text:p>52.5</text:p>
          </table:table-cell>
          <table:table-cell table:number-columns-repeated="16354"/>
        </table:table-row>
        <table:table-row table:style-name="ro1">
          <table:table-cell table:style-name="ce29" office:value-type="string" calcext:value-type="string">
            <text:p>MULT</text:p>
          </table:table-cell>
          <table:table-cell table:style-name="ce29" table:formula="of:=[.B7] * 20/[.$B$9]" office:value-type="float" office:value="20" calcext:value-type="float">
            <text:p>20.000</text:p>
          </table:table-cell>
          <table:table-cell table:style-name="ce29" table:formula="of:=[.C7] * 20/[.$B$9]" office:value-type="float" office:value="22.12492" calcext:value-type="float">
            <text:p>22.125</text:p>
          </table:table-cell>
          <table:table-cell table:style-name="ce29" table:formula="of:=[.D7] * 20/[.$B$9]" office:value-type="float" office:value="19.4996" calcext:value-type="float">
            <text:p>19.500</text:p>
          </table:table-cell>
          <table:table-cell table:style-name="ce29" table:formula="of:=[.E7] * 20/[.$B$9]" office:value-type="float" office:value="19.8496" calcext:value-type="float">
            <text:p>19.850</text:p>
          </table:table-cell>
          <table:table-cell table:style-name="ce29"/>
          <table:table-cell table:style-name="ce32" table:formula="of:=[.G7] * 20/[.$B$9]" office:value-type="float" office:value="20" calcext:value-type="float">
            <text:p>20.000</text:p>
          </table:table-cell>
          <table:table-cell table:style-name="ce29" table:formula="of:=[.H7] * 20/[.$B$9]" office:value-type="float" office:value="20.12496" calcext:value-type="float">
            <text:p>20.125</text:p>
          </table:table-cell>
          <table:table-cell table:style-name="ce29" table:formula="of:=[.I7] * 20/[.$B$9]" office:value-type="float" office:value="20.25" calcext:value-type="float">
            <text:p>20.250</text:p>
          </table:table-cell>
          <table:table-cell table:style-name="ce29" table:formula="of:=[.J7] * 20/[.$B$9]" office:value-type="float" office:value="20.37496" calcext:value-type="float">
            <text:p>20.375</text:p>
          </table:table-cell>
          <table:table-cell table:style-name="ce29" table:formula="of:=[.K7] * 20/[.$B$9]" office:value-type="float" office:value="20.5" calcext:value-type="float">
            <text:p>20.500</text:p>
          </table:table-cell>
          <table:table-cell table:style-name="ce29" table:formula="of:=[.L7] * 20/[.$B$9]" office:value-type="float" office:value="20.62496" calcext:value-type="float">
            <text:p>20.625</text:p>
          </table:table-cell>
          <table:table-cell table:style-name="ce29" table:formula="of:=[.M7] * 20/[.$B$9]" office:value-type="float" office:value="20.74996" calcext:value-type="float">
            <text:p>20.750</text:p>
          </table:table-cell>
          <table:table-cell table:style-name="ce40" table:formula="of:=[.N7] * 20/[.$B$9]" office:value-type="float" office:value="20.87496" calcext:value-type="float">
            <text:p>20.875</text:p>
          </table:table-cell>
          <table:table-cell table:style-name="ce29"/>
          <table:table-cell table:style-name="ce29" table:formula="of:=[.P7] * 20/[.$B$9]" office:value-type="float" office:value="21" calcext:value-type="float">
            <text:p>21.000</text:p>
          </table:table-cell>
          <table:table-cell table:style-name="ce29" table:formula="of:=[.Q7] * 20/[.$B$9]" office:value-type="float" office:value="21.12496" calcext:value-type="float">
            <text:p>21.125</text:p>
          </table:table-cell>
          <table:table-cell table:style-name="ce29" table:formula="of:=[.R7] * 20/[.$B$9]" office:value-type="float" office:value="21.24992" calcext:value-type="float">
            <text:p>21.250</text:p>
          </table:table-cell>
          <table:table-cell table:style-name="ce29" table:formula="of:=[.S7] * 20/[.$B$9]" office:value-type="float" office:value="21.3748" calcext:value-type="float">
            <text:p>21.375</text:p>
          </table:table-cell>
          <table:table-cell table:style-name="ce29" table:formula="of:=[.T7] * 20/[.$B$9]" office:value-type="float" office:value="21.4996" calcext:value-type="float">
            <text:p>21.500</text:p>
          </table:table-cell>
          <table:table-cell table:style-name="ce29" table:formula="of:=[.U7] * 20/[.$B$9]" office:value-type="float" office:value="21.62488" calcext:value-type="float">
            <text:p>21.625</text:p>
          </table:table-cell>
          <table:table-cell table:style-name="ce29" table:formula="of:=[.V7] * 20/[.$B$9]" office:value-type="float" office:value="21.74988" calcext:value-type="float">
            <text:p>21.750</text:p>
          </table:table-cell>
          <table:table-cell table:style-name="ce29" table:formula="of:=[.W7] * 20/[.$B$9]" office:value-type="float" office:value="21.87488" calcext:value-type="float">
            <text:p>21.875</text:p>
          </table:table-cell>
          <table:table-cell table:style-name="ce29" table:formula="of:=[.X7] * 20/[.$B$9]" office:value-type="float" office:value="22" calcext:value-type="float">
            <text:p>22.000</text:p>
          </table:table-cell>
          <table:table-cell table:style-name="ce29"/>
          <table:table-cell table:style-name="ce29" table:formula="of:=[.Z7] * ([.Z1]+[.Z2])/[.$B$9]" office:value-type="float" office:value="21.24992" calcext:value-type="float">
            <text:p>21.250</text:p>
          </table:table-cell>
          <table:table-cell table:style-name="ce29" table:formula="of:=[.AA7] * ([.AA1]+[.AA2])/[.$B$9]" office:value-type="float" office:value="22" calcext:value-type="float">
            <text:p>22.000</text:p>
          </table:table-cell>
          <table:table-cell table:style-name="ce29" table:formula="of:=[.AB7] * ([.AB1]+[.AB2])/[.$B$9]" office:value-type="float" office:value="21" calcext:value-type="float">
            <text:p>21.000</text:p>
          </table:table-cell>
          <table:table-cell table:style-name="ce29" table:formula="of:=[.AC7] * ([.AC1]+[.AC2])/[.$B$9]" office:value-type="float" office:value="21" calcext:value-type="float">
            <text:p>21.000</text:p>
          </table:table-cell>
          <table:table-cell table:style-name="ce29" table:formula="of:=[.AD7] * ([.AD1]+[.AD2])/[.$B$9]" office:value-type="float" office:value="21" calcext:value-type="float">
            <text:p>21.000</text:p>
          </table:table-cell>
          <table:table-cell table:style-name="ce29" table:number-columns-repeated="16354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33"/>
          <table:table-cell table:style-name="ce36" table:number-columns-repeated="6"/>
          <table:table-cell table:style-name="ce41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8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2.8124" calcext:value-type="float">
            <text:p>52.8124</text:p>
          </table:table-cell>
          <table:table-cell office:value-type="float" office:value="53.1248" calcext:value-type="float">
            <text:p>53.1248</text:p>
          </table:table-cell>
          <table:table-cell office:value-type="float" office:value="53.4373" calcext:value-type="float">
            <text:p>53.4373</text:p>
          </table:table-cell>
          <table:table-cell office:value-type="float" office:value="53.7498" calcext:value-type="float">
            <text:p>53.7498</text:p>
          </table:table-cell>
          <table:table-cell office:value-type="float" office:value="54.0623" calcext:value-type="float">
            <text:p>54.0623</text:p>
          </table:table-cell>
          <table:table-cell office:value-type="float" office:value="54.3748" calcext:value-type="float">
            <text:p>54.3748</text:p>
          </table:table-cell>
          <table:table-cell office:value-type="float" office:value="54.6873" calcext:value-type="float">
            <text:p>54.6873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4" table:formula="of:=[.G17] * 20/[.$B$9]" office:value-type="float" office:value="21" calcext:value-type="float">
            <text:p>21.000</text:p>
          </table:table-cell>
          <table:table-cell table:style-name="ce37" table:formula="of:=[.H17] * 20/[.$B$9]" office:value-type="float" office:value="21.12496" calcext:value-type="float">
            <text:p>21.125</text:p>
          </table:table-cell>
          <table:table-cell table:style-name="ce37" table:formula="of:=[.I17] * 20/[.$B$9]" office:value-type="float" office:value="21.24992" calcext:value-type="float">
            <text:p>21.250</text:p>
          </table:table-cell>
          <table:table-cell table:style-name="ce37" table:formula="of:=[.J17] * 20/[.$B$9]" office:value-type="float" office:value="21.37492" calcext:value-type="float">
            <text:p>21.375</text:p>
          </table:table-cell>
          <table:table-cell table:style-name="ce37" table:formula="of:=[.K17] * 20/[.$B$9]" office:value-type="float" office:value="21.49992" calcext:value-type="float">
            <text:p>21.500</text:p>
          </table:table-cell>
          <table:table-cell table:style-name="ce37" table:formula="of:=[.L17] * 20/[.$B$9]" office:value-type="float" office:value="21.62492" calcext:value-type="float">
            <text:p>21.625</text:p>
          </table:table-cell>
          <table:table-cell table:style-name="ce37" table:formula="of:=[.M17] * 20/[.$B$9]" office:value-type="float" office:value="21.74992" calcext:value-type="float">
            <text:p>21.750</text:p>
          </table:table-cell>
          <table:table-cell table:style-name="ce42" table:formula="of:=[.N17] * 20/[.$B$9]" office:value-type="float" office:value="21.87492" calcext:value-type="float">
            <text:p>21.875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08:18:08.799279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5:41:35.481824204</meta:creation-date>
    <dc:date>2024-02-23T06:19:42.621690761</dc:date>
    <meta:editing-duration>PT6H49M52S</meta:editing-duration>
    <meta:editing-cycles>30</meta:editing-cycles>
    <meta:generator>LibreOffice/7.6.4.1$Linux_X86_64 LibreOffice_project/60$Build-1</meta:generator>
    <meta:document-statistic meta:table-count="1" meta:cell-count="276" meta:object-count="0"/>
  </office:meta>
</office:document-meta>
</file>